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50505" draw:shadow="hidden"/>
    </style:style>
    <style:style style:name="gr2" style:family="graphic" style:parent-style-name="standard">
      <style:graphic-properties draw:stroke="none" draw:fill="solid" draw:fill-color="#aed52a" draw:shadow="hidden"/>
    </style:style>
    <style:style style:name="gr3" style:family="graphic" style:parent-style-name="standard">
      <style:graphic-properties draw:stroke="none" draw:fill="solid" draw:fill-color="#b1d42c" draw:shadow="hidden"/>
    </style:style>
    <style:style style:name="gr4" style:family="graphic" style:parent-style-name="standard">
      <style:graphic-properties draw:stroke="none" draw:fill="solid" draw:fill-color="#2500c9" draw:shadow="hidden"/>
    </style:style>
    <style:style style:name="gr5" style:family="graphic" style:parent-style-name="standard">
      <style:graphic-properties draw:stroke="none" draw:fill="solid" draw:fill-color="#aed52e" draw:shadow="hidden"/>
    </style:style>
    <style:style style:name="gr6" style:family="graphic" style:parent-style-name="standard">
      <style:graphic-properties draw:stroke="none" draw:fill="solid" draw:fill-color="#c70084" draw:shadow="hidden"/>
    </style:style>
    <style:style style:name="gr7" style:family="graphic" style:parent-style-name="standard">
      <style:graphic-properties draw:stroke="none" draw:fill="solid" draw:fill-color="#1b1918" draw:shadow="hidden"/>
    </style:style>
    <style:style style:name="P1" style:family="paragraph">
      <loext:graphic-properties draw:fill="solid" draw:fill-color="#050505"/>
    </style:style>
    <style:style style:name="P2" style:family="paragraph">
      <loext:graphic-properties draw:fill="solid" draw:fill-color="#aed52a"/>
    </style:style>
    <style:style style:name="P3" style:family="paragraph">
      <loext:graphic-properties draw:fill="solid" draw:fill-color="#b1d42c"/>
    </style:style>
    <style:style style:name="P4" style:family="paragraph">
      <loext:graphic-properties draw:fill="solid" draw:fill-color="#2500c9"/>
    </style:style>
    <style:style style:name="P5" style:family="paragraph">
      <loext:graphic-properties draw:fill="solid" draw:fill-color="#aed52e"/>
    </style:style>
    <style:style style:name="P6" style:family="paragraph">
      <loext:graphic-properties draw:fill="solid" draw:fill-color="#c70084"/>
    </style:style>
    <style:style style:name="P7" style:family="paragraph">
      <loext:graphic-properties draw:fill="solid" draw:fill-color="#1b1918"/>
    </style:style>
  </office:automatic-styles>
  <office:body>
    <office:drawing>
      <draw:page draw:name="page1" draw:style-name="dp1" draw:master-page-name="PM0">
        <draw:path draw:style-name="gr1" draw:text-style-name="P1" draw:layer="layout" svg:width="0.583cm" svg:height="0.693cm" svg:x="-2.756cm" svg:y="-6.99cm" svg:viewBox="0 0 584 694" svg:d="M49 652c221 69 683 65 488-103-56-50-234-65-323-66 31-148 107-344 282-347 5 34 9 122 10 127l63-257c-169 1-471-44-538 93-61 130-20 454 18 553z">
          <text:p/>
        </draw:path>
        <draw:g>
          <draw:path draw:style-name="gr2" draw:text-style-name="P2" draw:layer="layout" svg:width="4.203cm" svg:height="4.706cm" svg:x="13.5cm" svg:y="10.393cm" svg:viewBox="0 0 4204 4707" svg:d="M254 1531c234-294 390-510 769-681 1120-505 2514 75 2697 1345 130 900-338 1542-950 1882-483 268-1358 262-1790 8-131-76-365-264-447-294l112 915c185 7 3019-12 3228-40l331-3839c-3628-714 0 0-4204-827 14 144 212 1361 254 1531z">
            <text:p/>
          </draw:path>
          <draw:path draw:style-name="gr3" draw:text-style-name="P3" draw:layer="layout" svg:width="4.22cm" svg:height="4.726cm" svg:x="4.625cm" svg:y="10.388cm" svg:viewBox="0 0 4221 4727" svg:d="M3926 4704c60-1026 197-2662 295-3885l-4221-819 240 1540c260-313 351-476 808-683 1085-491 2480 27 2691 1338 195 1209-816 2285-2204 2059-632-103-785-385-992-458l143 929c956 8 2283-14 3240-21z">
            <text:p/>
          </draw:path>
          <draw:path draw:style-name="gr4" draw:text-style-name="P4" draw:layer="layout" svg:width="3.261cm" svg:height="3.859cm" svg:x="8.88cm" svg:y="11.252cm" svg:viewBox="0 0 3262 3860" svg:d="M0 1515c687 662 2020 1939 2441 2345 346-300 559-501 821-756l-1424-5-5-3099c-141 116-1617 1331-1833 1515z">
            <text:p/>
          </draw:path>
          <draw:path draw:style-name="gr4" draw:text-style-name="P4" draw:layer="layout" svg:width="2.337cm" svg:height="3.565cm" svg:x="11.123cm" svg:y="10.383cm" svg:viewBox="0 0 2338 3566" svg:d="M486 3201c320 19 677 17 998 20l2 345c128-102 680-559 852-703-504-852-1201-1960-1731-2863-152 124-442 381-607 528l455 9c67 473 33 2441 31 2664z">
            <text:p/>
          </draw:path>
          <draw:path draw:style-name="gr5" draw:text-style-name="P5" draw:layer="layout" svg:width="1.865cm" svg:height="2.028cm" svg:x="14.389cm" svg:y="11.857cm" svg:viewBox="0 0 1866 2029" svg:d="M10 1156c60 463 449 945 1034 864 1260-175 984-2189-233-2009-530 79-876 556-801 1145z">
            <text:p/>
          </draw:path>
          <draw:path draw:style-name="gr5" draw:text-style-name="P5" draw:layer="layout" svg:width="1.868cm" svg:height="2.019cm" svg:x="5.528cm" svg:y="11.867cm" svg:viewBox="0 0 1869 2020" svg:d="M680 41c-186 51-190 42-315 157-825 760-127 2079 859 1778 466-142 733-674 619-1217-112-533-552-883-1163-718z">
            <text:p/>
          </draw:path>
          <draw:path draw:style-name="gr6" draw:text-style-name="P6" draw:layer="layout" svg:width="2.477cm" svg:height="3.204cm" svg:x="0.488cm" svg:y="11.929cm" svg:viewBox="0 0 2478 3205" svg:d="M0 619c77 313 500 2021 625 2586l1853-638c-73-137-714-1124-825-1276l-6 1338h-806l-1-2629c-285 194-544 390-840 619z">
            <text:p/>
          </draw:path>
          <draw:path draw:style-name="gr6" draw:text-style-name="P6" draw:layer="layout" svg:width="1.758cm" svg:height="2.579cm" svg:x="2.866cm" svg:y="11.651cm" svg:viewBox="0 0 1759 2580" svg:d="M855 2580c201-59 683-204 904-277l-889-2303-870 1292z">
            <text:p/>
          </draw:path>
          <draw:path draw:style-name="gr6" draw:text-style-name="P6" draw:layer="layout" svg:width="1.586cm" svg:height="2.372cm" svg:x="2.043cm" svg:y="10.393cm" svg:viewBox="0 0 1587 2373" svg:d="M0 930l93 63 6 1380c134-208 878-1320 928-1398l560-1c-127-344-251-621-386-974z">
            <text:p/>
          </draw:path>
          <draw:path draw:style-name="gr7" draw:text-style-name="P7" draw:layer="layout" svg:width="6.363cm" svg:height="0.693cm" svg:x="6.127cm" svg:y="15.768cm" svg:viewBox="0 0 6364 694" svg:d="M0 683v-672h253c44 0 78 2 102 6 33 6 60 16 82 31 23 16 41 37 54 65 14 28 21 58 21 92 0 57-19 105-55 145-36 39-102 59-197 59h-172v274zM0 683zM88 330h174c57 0 98-11 122-32s36-51 36-90c0-28-7-53-21-73-15-20-33-33-56-40-15-4-43-6-83-6h-172zM88 330zM620 683v-672h89v593h330v79zM620 683zM1071 683l257-672h98l274 672h-101l-79-204h-282l-73 204zM1071 683zM1264 407h228l-70-186c-21-58-37-104-48-141-9 44-21 87-37 130zM1264 407zM1889 683v-285l-258-387h107l132 204c25 37 48 75 69 112 20-35 45-74 74-118l130-198h103l-268 387v285zM1889 683zM2638 419v-79h284v250c-43 34-88 61-135 78-46 17-94 26-142 26-66 0-126-14-180-42-53-28-94-69-121-122-28-55-42-114-42-180 0-65 14-126 41-184 28-56 67-98 118-125 51-28 110-41 177-41 48 0 92 7 131 23s70 38 92 66c23 28 39 64 51 110l-80 22c-10-34-23-62-38-81-15-20-36-35-64-47-27-12-58-18-92-18-40 0-75 7-105 19-29 12-53 28-71 49-18 20-32 43-42 67-17 42-26 87-26 135 0 60 10 110 31 151 20 41 50 71 90 90 39 20 81 30 125 30 38 0 75-8 112-23s64-30 83-47v-127zM2638 419zM3055 683v-672h297c60 0 105 6 136 18s56 33 74 63c19 31 28 65 28 102 0 48-15 88-46 121-31 32-78 53-142 62 23 11 41 22 53 33 26 24 51 54 73 89l116 184h-110l-89-139c-26-42-47-73-64-94s-32-36-45-45c-13-8-27-14-40-18-10-2-27-3-50-3h-102v299zM3055 683zM3144 308h190c41 0 72-5 95-13s40-22 52-40c12-19 18-39 18-60 0-33-12-59-35-80-23-20-59-30-108-30h-212zM3144 308zM3702 356c0-111 30-199 90-262 59-63 136-94 231-94 62 0 118 14 167 44 50 29 88 70 114 123 26 54 39 114 39 181 0 68-14 129-41 183-28 54-66 94-117 122-50 27-104 41-163 41-63 0-119-15-169-46-49-30-87-71-113-124-25-54-38-109-38-168zM3702 356zM3794 357c0 81 21 144 65 192 43 46 97 69 163 69 67 0 121-23 165-70 43-48 64-114 64-200 0-55-9-102-27-143-19-41-46-73-81-95-36-23-75-34-120-34-62 0-116 22-162 65-45 44-67 116-67 216zM3794 357zM4897 11h89v388c0 67-8 122-23 161-15 40-42 72-82 97s-92 37-157 37c-63 0-114-11-154-32-40-22-68-53-85-94s-26-98-26-169v-388h89v388c0 58 5 101 16 129s29 49 56 64c26 15 58 23 96 23 66 0 112-15 140-45 27-29 41-87 41-171zM4897 11zM5133 683v-672h91l352 528v-528h85v672h-91l-352-528v528zM5133 683zM5810 683v-672h231c52 0 92 3 119 9 39 9 72 25 99 48 35 30 61 68 79 116 18 46 26 100 26 159 0 51-6 96-17 136-12 39-28 72-46 98-19 26-39 46-61 61s-49 26-80 34c-32 7-67 11-108 11zM5810 683zM5899 604h143c44 0 79-4 104-12s45-20 60-35c21-21 37-50 49-86 12-35 18-78 18-129 0-70-12-124-35-162-23-39-51-64-84-77-23-9-62-14-114-14h-141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повнено" draw:style="linear" draw:start-color="#ffffff" draw:end-color="#cccccc" draw:start-intensity="100%" draw:end-intensity="100%" draw:angle="300" draw:border="0%"/>
    <draw:gradient draw:name="Заповнено_20_жовтим" draw:display-name="Заповнено жовтим" draw:style="linear" draw:start-color="#ffde59" draw:end-color="#b47804" draw:start-intensity="100%" draw:end-intensity="100%" draw:angle="300" draw:border="0%"/>
    <draw:gradient draw:name="Заповнено_20_зеленим" draw:display-name="Заповнено зеленим" draw:style="linear" draw:start-color="#77bc65" draw:end-color="#127622" draw:start-intensity="100%" draw:end-intensity="100%" draw:angle="300" draw:border="0%"/>
    <draw:gradient draw:name="Заповнено_20_синім" draw:display-name="Заповнено синім" draw:style="linear" draw:start-color="#729fcf" draw:end-color="#355269" draw:start-intensity="100%" draw:end-intensity="100%" draw:angle="300" draw:border="0%"/>
    <draw:gradient draw:name="Заповнено_20_червоним" draw:display-name="Заповнено червоним" draw:style="linear" draw:start-color="#ff6d6d" draw:end-color="#c9211e" draw:start-intensity="100%" draw:end-intensity="100%" draw:angle="300" draw:border="0%"/>
    <draw:gradient draw:name="Фігури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uk" fo:country="U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ігури"/>
      <style:text-properties fo:font-size="14pt" fo:font-weight="bold"/>
    </style:style>
    <style:style style:name="Filled" style:family="graphic" style:parent-style-name="Shapes">
      <style:graphic-properties draw:fill="gradient" draw:fill-gradient-name="Заповнено"/>
    </style:style>
    <style:style style:name="Filled_20_Blue" style:display-name="Filled Blue" style:family="graphic" style:parent-style-name="Filled">
      <style:graphic-properties draw:fill-gradient-name="Заповнено_20_синім"/>
      <style:text-properties fo:color="#ffffff"/>
    </style:style>
    <style:style style:name="Filled_20_Green" style:display-name="Filled Green" style:family="graphic" style:parent-style-name="Filled">
      <style:graphic-properties draw:fill-gradient-name="Заповнено_20_зелени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повнено_20_червоним"/>
      <style:text-properties fo:color="#ffffff"/>
    </style:style>
    <style:style style:name="Filled_20_Yellow" style:display-name="Filled Yellow" style:family="graphic" style:parent-style-name="Filled">
      <style:graphic-properties draw:fill-gradient-name="Заповнено_20_жовти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2"/>
    <meta:generator>LibreOffice/6.2.2.2$Windows_X86_64 LibreOffice_project/2b840030fec2aae0fd2658d8d4f9548af4e3518d</meta:generator>
  </office:meta>
</office:document-meta>
</file>